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</style:style>
    <style:style style:name="P2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</style:style>
    <style:style style:name="P7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8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9" style:family="paragraph" style:parent-style-name="Standard">
      <style:paragraph-properties style:line-height-at-least="0.0693in" fo:text-align="center" style:justify-single-word="false"/>
    </style:style>
    <style:style style:name="P10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5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4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7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18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19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0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1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5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6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48ef5" style:font-weight-asian="normal" style:font-weight-complex="normal"/>
    </style:style>
    <style:style style:name="T29" style:family="text">
      <style:text-properties fo:font-weight="normal" officeooo:rsid="001140d2" style:font-weight-asian="normal" style:font-weight-complex="normal"/>
    </style:style>
    <style:style style:name="T30" style:family="text">
      <style:text-properties fo:font-weight="normal" officeooo:rsid="0011edcf" style:font-weight-asian="normal" style:font-weight-complex="normal"/>
    </style:style>
    <style:style style:name="T31" style:family="text">
      <style:text-properties fo:font-weight="normal" officeooo:rsid="00125cf2" style:font-weight-asian="normal" style:font-weight-complex="normal"/>
    </style:style>
    <style:style style:name="T32" style:family="text">
      <style:text-properties officeooo:rsid="00048ef5"/>
    </style:style>
    <style:style style:name="T33" style:family="text">
      <style:text-properties officeooo:rsid="0006f1be"/>
    </style:style>
    <style:style style:name="T34" style:family="text">
      <style:text-properties officeooo:rsid="00081794"/>
    </style:style>
    <style:style style:name="T35" style:family="text">
      <style:text-properties officeooo:rsid="0008c569"/>
    </style:style>
    <style:style style:name="T36" style:family="text">
      <style:text-properties style:font-name="Times1" fo:font-weight="bold" officeooo:rsid="0010124f" style:font-weight-asian="bold" style:font-weight-complex="bold"/>
    </style:style>
    <style:style style:name="T37" style:family="text">
      <style:text-properties style:font-name="Times1" fo:font-weight="bold" officeooo:rsid="00123f19" style:font-weight-asian="bold" style:font-weight-complex="bold"/>
    </style:style>
    <style:style style:name="T38" style:family="text">
      <style:text-properties officeooo:rsid="00105c45" style:font-weight-complex="bold"/>
    </style:style>
    <style:style style:name="T39" style:family="text">
      <style:text-properties officeooo:rsid="001140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yan Vincent Beatty</text:p>
      <text:p text:style-name="P1"><text:span text:style-name="T3">301-802-1296 </text:span><text:span text:style-name="T27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2">8112 Whites Ford Way, Potomac, Maryland 20854</text:p>
      <text:p text:style-name="P1"><text:a xlink:type="simple" xlink:href="https://github.com/RyanBeatty"><text:span text:style-name="Internet_20_link"><text:span text:style-name="T4">https://github.com/RyanBeatty</text:span></text:span></text:a></text:p>
      <text:p text:style-name="P1"/>
      <text:p text:style-name="P17"><text:span text:style-name="T13">EDUCATI</text:span><text:bookmark text:name="_GoBack"/><text:span text:style-name="T13">ON</text:span></text:p>
      <text:p text:style-name="P13"><text:span text:style-name="T18">College of William and Mary</text:span><text:span text:style-name="T19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25">Gonzaga College High School</text:span><text:span text:style-name="T4"> – Washington,</text:span><text:span text:style-name="T1"> D.C<text:tab/><text:tab/><text:tab/><text:tab/>Completed: July 2012</text:span></text:p>
      <text:p text:style-name="P13"><text:span text:style-name="T1"/></text:p>
      <text:p text:style-name="P14"><text:span text:style-name="T36">Undergraduate Coursework </text:span><text:span text:style-name="T10">– </text:span><text:span text:style-name="T20">Operating Systems, Systems Programming, </text:span><text:span text:style-name="T21">Network Security, <text:s/>Algorithms, Software Development, </text:span><text:span text:style-name="T20">Programming Languages,</text:span><text:span text:style-name="T21"> Data Structures</text:span></text:p>
      <text:p text:style-name="P13"/>
      <text:p text:style-name="P15"><text:span text:style-name="T33">TECHNICAL </text:span>SKILLS AND AWARDS</text:p>
      <text:list xml:id="list135702407" text:style-name="WWNum3">
        <text:list-item>
          <text:p text:style-name="P6"><text:span text:style-name="T24">Languages: </text:span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25">Frameworks: </text:span><text:span text:style-name="T4">Django, Flask, Pyramid, Node.js</text:span></text:p>
        </text:list-item>
        <text:list-item>
          <text:p text:style-name="P6"><text:span text:style-name="T25">Environments: </text:span><text:span text:style-name="T4">Linux/Unix Environment, </text:span><text:span text:style-name="T5">iOS, Android</text:span></text:p>
        </text:list-item>
        <text:list-item>
          <text:p text:style-name="P6"><text:span text:style-name="T25">Awards: </text:span><text:span text:style-name="T4">PennApps X Bloomberg API Winner</text:span></text:p>
        </text:list-item>
      </text:list>
      <text:p text:style-name="P23"><text:span text:style-name="T35"/></text:p>
      <text:p text:style-name="P24"><text:span text:style-name="T39">PROJECTS</text:span></text:p>
      <text:list xml:id="list833425595" text:style-name="L3">
        <text:list-item>
          <text:p text:style-name="P10"><text:span text:style-name="T39">Student Taxi Service </text:span><text:span text:style-name="T29">(https://goo.gl/7eO5qf)</text:span><text:span text:style-name="T39"> </text:span><text:span text:style-name="T29">–</text:span><text:span text:style-name="T39"> </text:span><text:span text:style-name="T29">Platform for W&amp;M students to place request rides around the Williamsburg area on weekends to discourage drunk driving. Developed using Python, Flask, Android/iOS, Twilio.</text:span></text:p>
        </text:list-item>
        <text:list-item>
          <text:p text:style-name="P11"><text:span text:style-name="T39">Stock Music </text:span><text:span text:style-name="T29">(</text:span><text:span text:style-name="T30">https://goo.gl/oWB3MK</text:span><text:span text:style-name="T29">)</text:span><text:span text:style-name="T39"> </text:span><text:span text:style-name="T11">– </text:span><text:span text:style-name="T12">Data visualization</text:span><text:span text:style-name="T29"> project that takes stock market </text:span><text:span text:style-name="T31">prices</text:span><text:span text:style-name="T29"> using the Bloomberg API and converts the data points into musical notes that are played </text:span><text:span text:style-name="T30">as a MIDI file</text:span><text:span text:style-name="T29">. Developed using Python, Flask, Java</text:span><text:span text:style-name="T30">S</text:span><text:span text:style-name="T29">cript </text:span></text:p>
        </text:list-item>
      </text:list>
      <text:p text:style-name="P23"><text:span text:style-name="T35"/></text:p>
      <text:p text:style-name="P16"><text:span text:style-name="T38">EMPLOYMENT</text:span></text:p>
      <text:p text:style-name="P21"><text:span text:style-name="T14">Epic Systems<text:tab/> <text:tab/><text:tab/><text:tab/><text:tab/><text:tab/><text:tab/><text:tab/><text:tab/></text:span><text:span text:style-name="T22">Verona, WI</text:span><text:span text:style-name="T14"><text:tab/></text:span></text:p>
      <text:p text:style-name="P20"><text:span text:style-name="T22">Sofware Development Intern</text:span><text:span text:style-name="T16"><text:tab/><text:tab/><text:tab/><text:tab/><text:tab/><text:tab/><text:tab/></text:span><text:span text:style-name="T22">May 2015 – Aug. 2015</text:span></text:p>
      <text:list xml:id="list15591778192" text:style-name="L1">
        <text:list-item>
          <text:p text:style-name="P3">Developed iOS application <text:span text:style-name="T34">that provides an organized workflow for cytogenetics lab technicians to perform tests for genetic disorders.</text:span></text:p>
        </text:list-item>
        <text:list-item>
          <text:p text:style-name="P4"><text:span text:style-name="T34">Developed internal iOS framework for providing a generic interface for task-based specimen testing workflows.</text:span></text:p>
        </text:list-item>
      </text:list>
      <text:p text:style-name="P18"><text:span text:style-name="T32"/></text:p>
      <text:p text:style-name="P19"><text:span text:style-name="T32">American Public Power Association</text:span><text:span text:style-name="T28"><text:tab/><text:tab/><text:tab/><text:tab/><text:tab/>Crystal City, VA</text:span></text:p>
      <text:p text:style-name="P19"><text:span text:style-name="T28">Junior Developer<text:tab/><text:tab/><text:tab/><text:tab/><text:tab/><text:tab/><text:tab/><text:tab/>Nov. 2014 – March 2015</text:span></text:p>
      <text:list xml:id="list779365000" text:style-name="L2">
        <text:list-item>
          <text:p text:style-name="P8"><text:span text:style-name="T23">Responsible for developing and maintaining features for the eReliability Tracker, an enhanced, web-based version of APPA's Reliability Tracker software.</text:span></text:p>
        </text:list-item>
      </text:list>
      <text:p text:style-name="P5"/>
      <text:p text:style-name="P22"><text:span text:style-name="T15">PBS: Public Broadcasting Service</text:span><text:span text:style-name="T17"><text:tab/><text:tab/><text:tab/><text:tab/><text:tab/><text:tab/>Crystal City, VA</text:span></text:p>
      <text:p text:style-name="P22"><text:soft-page-break/><text:span text:style-name="T17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pan text:style-name="T7">Helped develop </text:span><text:span text:style-name="T25">Agora</text:span><text:span text:style-name="T4"> (</text:span><text:span text:style-name="Internet_20_link"><text:span text:style-name="T12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7"><text:span text:style-name="T8">Maintained </text:span><text:span text:style-name="T26">Pycaption </text:span><text:span text:style-name="T8">(</text:span><text:span text:style-name="Internet_20_link"><text:span text:style-name="T12">https://goo.gl/fDj0AK</text:span></text:span><text:span text:style-name="T8">), a </text:span><text:span text:style-name="T9">python</text:span><text:span text:style-name="T8"> library responsible for translating and converting closed captioning files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17:34</dc:date>
    <meta:editing-cycles>26</meta:editing-cycles>
    <meta:editing-duration>PT1H20M52S</meta:editing-duration>
    <meta:generator>LibreOffice/3.6$Linux_X86_64 LibreOffice_project/360m1$Build-2</meta:generator>
    <meta:document-statistic meta:table-count="0" meta:image-count="0" meta:object-count="0" meta:page-count="2" meta:paragraph-count="29" meta:word-count="305" meta:character-count="2242" meta:non-whitespace-character-count="1925"/>
    <meta:template xlink:type="simple" xlink:actuate="onRequest" xlink:title="Normal.dotm" xlink:href=""/>
  </office:meta>
</office:document-meta>
</file>